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8,000,000x8</text:p>
          </table:table-cell>
          <table:covered-table-cell/>
          <table:table-cell table:style-name="ce1" office:value-type="string" calcext:value-type="string" table:number-columns-spanned="2" table:number-rows-spanned="1">
            <text:p>8000x8000</text:p>
          </table:table-cell>
          <table:covered-table-cell/>
          <table:table-cell table:style-name="ce1" office:value-type="string" calcext:value-type="string" table:number-columns-spanned="2" table:number-rows-spanned="1">
            <text:p>8x8,000,000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ff.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ff.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ff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1185" calcext:value-type="float">
            <text:p>0.851185</text:p>
          </table:table-cell>
          <table:table-cell table:formula="of:=[.B9]/[.A3]" office:value-type="float" office:value="1" calcext:value-type="float">
            <text:p>1</text:p>
          </table:table-cell>
          <table:table-cell office:value-type="float" office:value="0.298461" calcext:value-type="float">
            <text:p>0.298461</text:p>
          </table:table-cell>
          <table:table-cell table:formula="of:=[.D9]/[.A3]" office:value-type="float" office:value="1" calcext:value-type="float">
            <text:p>1</text:p>
          </table:table-cell>
          <table:table-cell office:value-type="float" office:value="0.401316" calcext:value-type="float">
            <text:p>0.401316</text:p>
          </table:table-cell>
          <table:table-cell table:formula="of:=[.F9]/[.A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96006" calcext:value-type="float">
            <text:p>0.596006</text:p>
          </table:table-cell>
          <table:table-cell table:formula="of:=[.B10]/[.A4]" office:value-type="float" office:value="0.714074187172612" calcext:value-type="float">
            <text:p>0.7140741872</text:p>
          </table:table-cell>
          <table:table-cell office:value-type="float" office:value="0.176037" calcext:value-type="float">
            <text:p>0.176037</text:p>
          </table:table-cell>
          <table:table-cell table:formula="of:=[.D10]/[.A4]" office:value-type="float" office:value="0.847722353823344" calcext:value-type="float">
            <text:p>0.8477223538</text:p>
          </table:table-cell>
          <table:table-cell office:value-type="float" office:value="0.326044" calcext:value-type="float">
            <text:p>0.326044</text:p>
          </table:table-cell>
          <table:table-cell table:formula="of:=[.F10]/[.A4]" office:value-type="float" office:value="0.615432272944756" calcext:value-type="float">
            <text:p>0.61543227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34235" calcext:value-type="float">
            <text:p>0.534235</text:p>
          </table:table-cell>
          <table:table-cell table:formula="of:=[.B11]/[.A5]" office:value-type="float" office:value="0.398319559744307" calcext:value-type="float">
            <text:p>0.3983195597</text:p>
          </table:table-cell>
          <table:table-cell office:value-type="float" office:value="0.16622" calcext:value-type="float">
            <text:p>0.16622</text:p>
          </table:table-cell>
          <table:table-cell table:formula="of:=[.D11]/[.A5]" office:value-type="float" office:value="0.448894537360125" calcext:value-type="float">
            <text:p>0.4488945374</text:p>
          </table:table-cell>
          <table:table-cell office:value-type="float" office:value="0.285785" calcext:value-type="float">
            <text:p>0.285785</text:p>
          </table:table-cell>
          <table:table-cell table:formula="of:=[.F11]/[.A5]" office:value-type="float" office:value="0.351064611508652" calcext:value-type="float">
            <text:p>0.3510646115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formula="of:=[.B$3] /[.B3]" office:value-type="float" office:value="1" calcext:value-type="float">
            <text:p>1</text:p>
          </table:table-cell>
          <table:table-cell/>
          <table:table-cell table:formula="of:=[.D$3] /[.D3]" office:value-type="float" office:value="1" calcext:value-type="float">
            <text:p>1</text:p>
          </table:table-cell>
          <table:table-cell/>
          <table:table-cell table:formula="of:=[.F$3] /[.F3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[.B$3] /[.B4]" office:value-type="float" office:value="1.42814837434522" calcext:value-type="float">
            <text:p>1.4281483743</text:p>
          </table:table-cell>
          <table:table-cell/>
          <table:table-cell table:formula="of:=[.D$3] /[.D4]" office:value-type="float" office:value="1.69544470764669" calcext:value-type="float">
            <text:p>1.6954447076</text:p>
          </table:table-cell>
          <table:table-cell/>
          <table:table-cell table:formula="of:=[.F$3] /[.F4]" office:value-type="float" office:value="1.23086454588951" calcext:value-type="float">
            <text:p>1.2308645459</text:p>
          </table:table-cell>
          <table:table-cell/>
        </table:table-row>
        <table:table-row table:style-name="ro1">
          <table:table-cell/>
          <table:table-cell table:formula="of:=[.B$3] /[.B5]" office:value-type="float" office:value="1.59327823897723" calcext:value-type="float">
            <text:p>1.593278239</text:p>
          </table:table-cell>
          <table:table-cell/>
          <table:table-cell table:formula="of:=[.D$3] /[.D5]" office:value-type="float" office:value="1.7955781494405" calcext:value-type="float">
            <text:p>1.7955781494</text:p>
          </table:table-cell>
          <table:table-cell/>
          <table:table-cell table:formula="of:=[.F$3] /[.F5]" office:value-type="float" office:value="1.40425844603461" calcext:value-type="float">
            <text:p>1.40425844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21:59:30.835523776</meta:creation-date>
    <dc:date>2017-04-14T22:50:32.687173761</dc:date>
    <meta:editing-duration>PT29M20S</meta:editing-duration>
    <meta:editing-cycles>2</meta:editing-cycles>
    <meta:generator>LibreOffice/5.1.6.2$Linux_X86_64 LibreOffice_project/10m0$Build-2</meta:generator>
    <meta:document-statistic meta:table-count="1" meta:cell-count="39" meta:object-count="0"/>
  </office:meta>
</office:document-meta>
</file>